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756in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ab37782">
      <style:table-cell-properties fo:border="0.035cm solid #000000"/>
    </style:style>
    <style:style style:family="table-cell" style:name="aa50afd">
      <style:table-cell-properties fo:background-color="#FFFF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cell" style:name="a1d86ba">
      <style:table-cell-properties fo:background-color="#FFFF00" fo:border="0.035cm solid #0000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cell" style:name="a3e8fe5">
      <style:table-cell-properties fo:background-color="#FFFF00" fo:border="0.035cm solid #0000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cell" style:name="a2b047d">
      <style:table-cell-properties fo:background-color="#FFFF00" fo:border="0.035cm solid #0000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cell" style:name="a1ead82">
      <style:table-cell-properties fo:background-color="#FFFF00" fo:border="0.035cm solid #0000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cell" style:name="a4b2dcf">
      <style:table-cell-properties fo:background-color="#FFFF00" fo:border="0.035cm solid #0000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cell" style:name="af3f106">
      <style:table-cell-properties fo:background-color="#FFFF00" fo:border="0.035cm solid #0000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cell" style:name="a0813cb">
      <style:table-cell-properties fo:background-color="#FFFF00" fo:border="0.035cm solid #0000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cell" style:name="aed3097">
      <style:table-cell-properties fo:background-color="#FFFF00" fo:border="0.035cm solid #0000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cell" style:name="a6a542f">
      <style:table-cell-properties fo:background-color="#FFFF00" fo:border="0.035cm solid #0000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cell" style:name="ac57694">
      <style:table-cell-properties fo:background-color="#FFFF00" fo:border="0.035cm solid #000000" fo:wrap-option="wrap" style:decimal-places="2" style:vertical-align="middle"/>
      <style:paragraph-properties fo:text-align="center" style:tab-stop-distance="1.25cm"/>
      <style:text-properties style:font-name="Arial" style:font-name-asian="Lucida Sans Unicode" style:font-name-complex="Tahoma"/>
    </style:style>
    <style:style style:family="table-row" style:name="a491849">
      <style:table-row-properties style:row-height="0.7874in"/>
    </style:style>
    <style:style style:family="table-column" style:name="aeff0bc">
      <style:table-column-properties fo:break-before="auto" style:column-width="2.756in"/>
    </style:style>
    <style:style style:family="table-column" style:name="a19e5f7">
      <style:table-column-properties style:column-width="2.756in"/>
    </style:style>
    <style:style style:family="table-column" style:name="a5e8513">
      <style:table-column-properties style:column-width="2.756in"/>
    </style:style>
    <style:style style:family="table-column" style:name="a6037f0">
      <style:table-column-properties style:column-width="2.756in"/>
    </style:style>
    <style:style style:family="table-column" style:name="a1159c0">
      <style:table-column-properties style:column-width="2.756in"/>
    </style:style>
    <style:style style:family="table-column" style:name="a3e8f90">
      <style:table-column-properties style:column-width="2.756in"/>
    </style:style>
    <style:style style:family="table-column" style:name="a18bc63">
      <style:table-column-properties fo:break-before="auto" style:column-width="2.756in"/>
    </style:style>
    <style:style style:family="table-column" style:name="a6303c6">
      <style:table-column-properties fo:break-before="auto" style:column-width="2.756in"/>
    </style:style>
  </office:automatic-styles>
  <office:body>
    <office:spreadsheet>
      <table:table table:name="Sheet1" table:print="false" table:style-name="ta1">
        <table:table-column table:default-cell-style-name="Default" table:style-name="aeff0bc"/>
        <table:table-column table:style-name="a3e8f90"/>
        <table:table-column table:style-name="a1159c0"/>
        <table:table-column table:style-name="a6037f0"/>
        <table:table-column table:style-name="a5e8513"/>
        <table:table-column table:style-name="a19e5f7"/>
        <table:table-column table:default-cell-style-name="Default" table:number-columns-repeated="1" table:style-name="a18bc63"/>
        <table:table-column table:default-cell-style-name="Default" table:number-columns-repeated="1" table:style-name="a6303c6"/>
        <table:table-column table:default-cell-style-name="Default" table:number-columns-repeated="1" table:style-name="co1"/>
        <table:table-row table:default-cell-style-name="ab37782" table:style-name="ro1">
          <table:table-cell office:value-type="string" table:number-columns-spanned="1" table:number-rows-spanned="2" table:style-name="a3e8fe5">
            <text:p>MATRÍCULA</text:p>
          </table:table-cell>
          <table:table-cell office:value-type="string" table:number-columns-spanned="1" table:number-rows-spanned="2" table:style-name="a2b047d">
            <text:p>NOME</text:p>
          </table:table-cell>
          <table:table-cell office:value-type="string" table:number-columns-spanned="1" table:number-rows-spanned="2" table:style-name="a1ead82">
            <text:p>CARGO</text:p>
          </table:table-cell>
          <table:table-cell office:value-type="string" table:number-columns-spanned="1" table:number-rows-spanned="2" table:style-name="a4b2dcf">
            <text:p>LOTAÇÃO</text:p>
          </table:table-cell>
          <table:table-cell office:value-type="string" table:number-columns-spanned="2" table:number-rows-spanned="1" table:style-name="aa50afd">
            <text:p>VERBAS INDENIZATÓRIAS</text:p>
          </table:table-cell>
          <table:covered-table-cell table:number-columns-repeated="1"/>
          <table:table-cell office:value-type="string" table:number-columns-spanned="3" table:number-rows-spanned="1" table:style-name="a1d86ba">
            <text:p>OUTRAS REMUNERAÇÕES RETROATIVAS/TEMPORÁRIAS</text:p>
          </table:table-cell>
          <table:covered-table-cell table:number-columns-repeated="1"/>
          <table:covered-table-cell table:number-columns-repeated="1"/>
        </table:table-row>
        <table:table-row table:default-cell-style-name="ab37782" table:style-name="a491849">
          <table:covered-table-cell table:number-columns-repeated="1"/>
          <table:covered-table-cell table:number-columns-repeated="1"/>
          <table:covered-table-cell table:number-columns-repeated="1"/>
          <table:covered-table-cell table:number-columns-repeated="1"/>
          <table:table-cell table:style-name="af3f106">
            <text:p>AUXÍLIO-SAÚDE</text:p>
          </table:table-cell>
          <table:table-cell table:style-name="a0813cb">
            <text:p>DEVOLUÇÃO IR RRA</text:p>
          </table:table-cell>
          <table:table-cell table:style-name="aed3097">
            <text:p>DEVOLUÇÃO FUNDO DE RESERVA</text:p>
          </table:table-cell>
          <table:table-cell table:style-name="a6a542f">
            <text:p>PARCELA AUTÔNOMA DE EQUIVALÊNCIA</text:p>
          </table:table-cell>
          <table:table-cell table:style-name="ac57694">
            <text:p>PARCELAS PAGAS EM ATRASO</text:p>
          </table:table-cell>
        </table:table-row>
        <table:table-row table:default-cell-style-name="ab37782">
          <table:table-cell>
            <text:p>04515063-1</text:p>
          </table:table-cell>
          <table:table-cell>
            <text:p>ADELIA GOMES DE SOUZ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4.901,13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103-1</text:p>
          </table:table-cell>
          <table:table-cell>
            <text:p>ADRIANA CRISTINI DA SILVA RUAS PEREIR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11.034,00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5518-2</text:p>
          </table:table-cell>
          <table:table-cell>
            <text:p>ALEXANDRA MARIA FALCÃ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6.575,55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1311-1</text:p>
          </table:table-cell>
          <table:table-cell>
            <text:p>ANA CICERA ROTILHO BENIGNO MACHAD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040-1</text:p>
          </table:table-cell>
          <table:table-cell>
            <text:p>ANA HELENA SERAFIM DOS SANTO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25.000,00 </text:p>
          </table:table-cell>
        </table:table-row>
        <table:table-row table:default-cell-style-name="ab37782">
          <table:table-cell>
            <text:p>00225518-1</text:p>
          </table:table-cell>
          <table:table-cell>
            <text:p>ANA LUIZA FALCÃ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6.575,55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073-1</text:p>
          </table:table-cell>
          <table:table-cell>
            <text:p>ANA MARIA BENEVENTO DO VALLE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828-3</text:p>
          </table:table-cell>
          <table:table-cell>
            <text:p>ANA MARIA PAIM DE SOUZA LEA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6.401,1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940-2</text:p>
          </table:table-cell>
          <table:table-cell>
            <text:p>ANA TERESA ARAUJO TEPEDINO</text:p>
          </table:table-cell>
          <table:table-cell>
            <text:p/>
          </table:table-cell>
          <table:table-cell>
            <text:p/>
          </table:table-cell>
          <table:table-cell>
            <text:p>R$ 419,52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290-1</text:p>
          </table:table-cell>
          <table:table-cell>
            <text:p>ANDRÉA DA CUNHA MOREIRA MAISONNETTE</text:p>
          </table:table-cell>
          <table:table-cell>
            <text:p/>
          </table:table-cell>
          <table:table-cell>
            <text:p/>
          </table:table-cell>
          <table:table-cell>
            <text:p>R$ 759,73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79611-1</text:p>
          </table:table-cell>
          <table:table-cell>
            <text:p>ANGELA CRISTINA BEVILÁQUA DE MIRANDA VALVERDE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69134-7</text:p>
          </table:table-cell>
          <table:table-cell>
            <text:p>ANGELA CRISTINA DE ASSIS BRAV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1.000,00 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5165-1</text:p>
          </table:table-cell>
          <table:table-cell>
            <text:p>ANNA LUZIA DE SOUZA VERANI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4.357,85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100-5</text:p>
          </table:table-cell>
          <table:table-cell>
            <text:p>ANNA MARIA CAVALCANTE PEREIRA LEAL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1426-1</text:p>
          </table:table-cell>
          <table:table-cell>
            <text:p>ANNA MARIA LEAL PEREIRA CAMPEAN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3.749,99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906-1</text:p>
          </table:table-cell>
          <table:table-cell>
            <text:p>ANNA REGINA MONNERAT SOLON DE PONTE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6.234,35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844-1</text:p>
          </table:table-cell>
          <table:table-cell>
            <text:p>ASSY MIRZA ABRANCH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1.666,66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8058-1</text:p>
          </table:table-cell>
          <table:table-cell>
            <text:p>BARBARA JUNQUEIRA AYR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3.224,0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033-1</text:p>
          </table:table-cell>
          <table:table-cell>
            <text:p>BECY SACKE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982-1</text:p>
          </table:table-cell>
          <table:table-cell>
            <text:p>BERTHA DE BORJA REIS DO VALLE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3.224,0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1648-2</text:p>
          </table:table-cell>
          <table:table-cell>
            <text:p>CARLA PONTES DE ALBUQUERQUE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787,12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132-2</text:p>
          </table:table-cell>
          <table:table-cell>
            <text:p>CARLOS AURÉLIO SOUZA SOARES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2920-1</text:p>
          </table:table-cell>
          <table:table-cell>
            <text:p>CARLOS EDUARDO JUNQUEIRA SCHMIDT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3013-1</text:p>
          </table:table-cell>
          <table:table-cell>
            <text:p>CARMEN EUGÊNIA ROCHA MARTIN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2862-8</text:p>
          </table:table-cell>
          <table:table-cell>
            <text:p>CARMEN LUCIA DE CARVALH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50308-1</text:p>
          </table:table-cell>
          <table:table-cell>
            <text:p>CAROLINA NUNES LEOCÁDI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81493-2</text:p>
          </table:table-cell>
          <table:table-cell>
            <text:p>CAROLINE XAVIER TASSAR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25.000,00 </text:p>
          </table:table-cell>
        </table:table-row>
        <table:table-row table:default-cell-style-name="ab37782">
          <table:table-cell>
            <text:p>00226078-1</text:p>
          </table:table-cell>
          <table:table-cell>
            <text:p>CECILIA REIS GALIND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3.853,04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66180-1</text:p>
          </table:table-cell>
          <table:table-cell>
            <text:p>CELESTE NASCIMENTO PERLINGEIR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5.816,60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8032-1</text:p>
          </table:table-cell>
          <table:table-cell>
            <text:p>CELINA MATEUS BARBOS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6.525,5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800-1</text:p>
          </table:table-cell>
          <table:table-cell>
            <text:p>CHRISTINA THEREZA DO NASCIMENTO CAMPELL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8.846,02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86087-1</text:p>
          </table:table-cell>
          <table:table-cell>
            <text:p>CLARA IRACEMA RUBIO STEELE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2.500,00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81488-2</text:p>
          </table:table-cell>
          <table:table-cell>
            <text:p>CLAUDIA LUCIA BARCELOS DO NASCIMENTO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8.564,39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046-1</text:p>
          </table:table-cell>
          <table:table-cell>
            <text:p>CLAUDIA MARISA DE AZEVEDO ARAUJ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3415-1</text:p>
          </table:table-cell>
          <table:table-cell>
            <text:p>CLAUDIA MAXIMILIANO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4.258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052-1</text:p>
          </table:table-cell>
          <table:table-cell>
            <text:p>CLEUZA CASTRO DA SILVA FERREIR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11.234,83 </text:p>
          </table:table-cell>
          <table:table-cell>
            <text:p>R$ 6.000,00 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81488-3</text:p>
          </table:table-cell>
          <table:table-cell>
            <text:p>DALVA FERREIRA DANTAS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3.670,45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810607-1</text:p>
          </table:table-cell>
          <table:table-cell>
            <text:p>DILVA FERREIRA NOGUEIRA DA SILV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3.533,14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69134-2</text:p>
          </table:table-cell>
          <table:table-cell>
            <text:p>DULCE HELENA DE FIGUEIREDO TORR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1.666,67 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0084-3</text:p>
          </table:table-cell>
          <table:table-cell>
            <text:p>DULCE REIS SARDINHA MARINH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39076-1</text:p>
          </table:table-cell>
          <table:table-cell>
            <text:p>EDDA MARIA DE ABREU PETERSEN MENDES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75289-1</text:p>
          </table:table-cell>
          <table:table-cell>
            <text:p>EDILA BEZERRA SOARES DE SOUZ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36653-1</text:p>
          </table:table-cell>
          <table:table-cell>
            <text:p>EDITH DOS SANTOS NEVE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79570-2</text:p>
          </table:table-cell>
          <table:table-cell>
            <text:p>EDNA DE FÁTIMA DIAS CARNEIRO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37880-1</text:p>
          </table:table-cell>
          <table:table-cell>
            <text:p>EDYR ROSA BRAGA ROM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44632-1</text:p>
          </table:table-cell>
          <table:table-cell>
            <text:p>EGBERTO GAMEIRO SEIFFERT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018-1</text:p>
          </table:table-cell>
          <table:table-cell>
            <text:p>ELAINE COSTA DA SILV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301-1</text:p>
          </table:table-cell>
          <table:table-cell>
            <text:p>ELINETE DE ALMEIDA MATTOS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131-2</text:p>
          </table:table-cell>
          <table:table-cell>
            <text:p>ELISA PETRI NIENKOTTER</text:p>
          </table:table-cell>
          <table:table-cell>
            <text:p/>
          </table:table-cell>
          <table:table-cell>
            <text:p/>
          </table:table-cell>
          <table:table-cell>
            <text:p>R$ 660,65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072-3</text:p>
          </table:table-cell>
          <table:table-cell>
            <text:p>ELIZABETH ROGERIO LINHAR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041,99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786-1</text:p>
          </table:table-cell>
          <table:table-cell>
            <text:p>ELZA GUDULA MARIA DELBAERE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69134-3</text:p>
          </table:table-cell>
          <table:table-cell>
            <text:p>ELZI DE ASSIS BRAV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1.666,67 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3418-1</text:p>
          </table:table-cell>
          <table:table-cell>
            <text:p>ESTHER CAVALCANTI DE ALBUQUERQUE PIRAGIBE MAGALHÃE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3.533,14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100-2</text:p>
          </table:table-cell>
          <table:table-cell>
            <text:p>EVA MARIA MARQUES PEREIRA LEAL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22537-2</text:p>
          </table:table-cell>
          <table:table-cell>
            <text:p>FABIANA PAULA MICHELE SILVA GADELHA</text:p>
          </table:table-cell>
          <table:table-cell>
            <text:p/>
          </table:table-cell>
          <table:table-cell>
            <text:p/>
          </table:table-cell>
          <table:table-cell>
            <text:p>R$ 759,73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866-3</text:p>
          </table:table-cell>
          <table:table-cell>
            <text:p>GENI MARIA DE CARVALH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841-1</text:p>
          </table:table-cell>
          <table:table-cell>
            <text:p>GILDA DIAS DE SOUZ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773-1</text:p>
          </table:table-cell>
          <table:table-cell>
            <text:p>GLÓRIA MARIA BONIFACIO MATO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940-1</text:p>
          </table:table-cell>
          <table:table-cell>
            <text:p>GUSTAVO JOSÉ MENDES TEPEDINO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0003-1</text:p>
          </table:table-cell>
          <table:table-cell>
            <text:p>HELENA CARDOSO DA SILV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034-1</text:p>
          </table:table-cell>
          <table:table-cell>
            <text:p>HELENA DA SILVEIRA RESTUM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3.993,6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38927-1</text:p>
          </table:table-cell>
          <table:table-cell>
            <text:p>HELENA DE SOUZA CESARI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88375-1</text:p>
          </table:table-cell>
          <table:table-cell>
            <text:p>HILDA MARIA RODRIGUES PIRES GUEDE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3.147,42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79555-1</text:p>
          </table:table-cell>
          <table:table-cell>
            <text:p>HORTÊNCIA NOGUEIRA BASTOS MACHADO SIMÕ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1.250,00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40545-1</text:p>
          </table:table-cell>
          <table:table-cell>
            <text:p>IDÊ CORRÊA CARDOS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40545-2</text:p>
          </table:table-cell>
          <table:table-cell>
            <text:p>IDÊ CORRÊA CARDOS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25.000,03 </text:p>
          </table:table-cell>
        </table:table-row>
        <table:table-row table:default-cell-style-name="ab37782">
          <table:table-cell>
            <text:p>00223986-1</text:p>
          </table:table-cell>
          <table:table-cell>
            <text:p>INES DE ARAUJ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434,4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1476-1</text:p>
          </table:table-cell>
          <table:table-cell>
            <text:p>IRENE ARAGÃO COURI RAAD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135-2</text:p>
          </table:table-cell>
          <table:table-cell>
            <text:p>IRENE DAVILA MELLO PORTELL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74738-1</text:p>
          </table:table-cell>
          <table:table-cell>
            <text:p>IRENE OTTONI AUTRAN DOURAD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0808-1</text:p>
          </table:table-cell>
          <table:table-cell>
            <text:p>IRMA NUNES PIRES CAMPELL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2833-1</text:p>
          </table:table-cell>
          <table:table-cell>
            <text:p>ISABEL ANTONIETTA RUBINO PEIXOT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81493-3</text:p>
          </table:table-cell>
          <table:table-cell>
            <text:p>ISABELA XAVIER TASSAR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25.000,00 </text:p>
          </table:table-cell>
        </table:table-row>
        <table:table-row table:default-cell-style-name="ab37782">
          <table:table-cell>
            <text:p>00221853-1</text:p>
          </table:table-cell>
          <table:table-cell>
            <text:p>ITALIA DE FAZIO DELGAD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4.296,75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69134-4</text:p>
          </table:table-cell>
          <table:table-cell>
            <text:p>IVANA MOREIRA PINTO BRAV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1.666,66 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1646-1</text:p>
          </table:table-cell>
          <table:table-cell>
            <text:p>IVANY MACHADO DE MATTO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3.853,04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777-1</text:p>
          </table:table-cell>
          <table:table-cell>
            <text:p>JACYRA BARATA DE ARAUJ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39710-1</text:p>
          </table:table-cell>
          <table:table-cell>
            <text:p>JULIA PINTO RODRIGUE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2075-3</text:p>
          </table:table-cell>
          <table:table-cell>
            <text:p>JUSSARA MARIA ALBUQUERQUE MARANHÃO DE AZEVED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1648-1</text:p>
          </table:table-cell>
          <table:table-cell>
            <text:p>LAIS GARCIA VIANNA DE ALBUQUERQUE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787,12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940-3</text:p>
          </table:table-cell>
          <table:table-cell>
            <text:p>LAURA ARAUJO TEPEDINO</text:p>
          </table:table-cell>
          <table:table-cell>
            <text:p/>
          </table:table-cell>
          <table:table-cell>
            <text:p/>
          </table:table-cell>
          <table:table-cell>
            <text:p>R$ 419,52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014-2</text:p>
          </table:table-cell>
          <table:table-cell>
            <text:p>LEA LAMBOGLIA DE SAL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532,15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11095-1</text:p>
          </table:table-cell>
          <table:table-cell>
            <text:p>LÊDA MARIA FIGUEIRA DE MELL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072-2</text:p>
          </table:table-cell>
          <table:table-cell>
            <text:p>LEILA MARIA FERREIRA CONSTANTIN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041,99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0065-2</text:p>
          </table:table-cell>
          <table:table-cell>
            <text:p>LEILA STAVALE GUAHIBA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69044-1</text:p>
          </table:table-cell>
          <table:table-cell>
            <text:p>LEINE VIEIRA RAMOS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18634-1</text:p>
          </table:table-cell>
          <table:table-cell>
            <text:p>LENITA NUNES ALV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4.258,69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79492-1</text:p>
          </table:table-cell>
          <table:table-cell>
            <text:p>LEOCIR VIVEIROS VIEIR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69134-1</text:p>
          </table:table-cell>
          <table:table-cell>
            <text:p>LEONISCE DINIZ PINTO BRAV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1.000,00 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5677-2</text:p>
          </table:table-cell>
          <table:table-cell>
            <text:p>LETICIA MARIA CASTRO DE BERGALL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292,99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76088-1</text:p>
          </table:table-cell>
          <table:table-cell>
            <text:p>LIA FARIA BRAZ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11.234,83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824-1</text:p>
          </table:table-cell>
          <table:table-cell>
            <text:p>LIÉGE RODRIGUES DA FONSECA PASSO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4350-2</text:p>
          </table:table-cell>
          <table:table-cell>
            <text:p>LILIA GODINHO MEIREL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6.088,9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2674-1</text:p>
          </table:table-cell>
          <table:table-cell>
            <text:p>LILIA NASCIMENTO FREITA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052-2</text:p>
          </table:table-cell>
          <table:table-cell>
            <text:p>LILIAN MARIA ANÁTOCLES CASTRO DA SILVA FERREIRA</text:p>
          </table:table-cell>
          <table:table-cell>
            <text:p/>
          </table:table-cell>
          <table:table-cell>
            <text:p/>
          </table:table-cell>
          <table:table-cell>
            <text:p>R$ 660,65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3060-1</text:p>
          </table:table-cell>
          <table:table-cell>
            <text:p>LÚCIA MARIA GOMES DO NASCIMENT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5520-1</text:p>
          </table:table-cell>
          <table:table-cell>
            <text:p>LUCIA MARIA JUNQUEIRA DE BARROS FRANC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3.533,14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6969-1</text:p>
          </table:table-cell>
          <table:table-cell>
            <text:p>LUCIA MARIA VELLOSO BRASIL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4.771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65874-1</text:p>
          </table:table-cell>
          <table:table-cell>
            <text:p>LUCIA REZENDE PORTUGAL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077-3</text:p>
          </table:table-cell>
          <table:table-cell>
            <text:p>LUCIANA LEITE SANTA ROSSA</text:p>
          </table:table-cell>
          <table:table-cell>
            <text:p/>
          </table:table-cell>
          <table:table-cell>
            <text:p/>
          </table:table-cell>
          <table:table-cell>
            <text:p>R$ 759,73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072-1</text:p>
          </table:table-cell>
          <table:table-cell>
            <text:p>LUCY MARIA FERREIRA CONSTANTIN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5.041,99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8009-1</text:p>
          </table:table-cell>
          <table:table-cell>
            <text:p>LUIZA AUGUSTA SILVA MACHAD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2.808,4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108-1</text:p>
          </table:table-cell>
          <table:table-cell>
            <text:p>LUIZA BRITO LATGÉ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798-4</text:p>
          </table:table-cell>
          <table:table-cell>
            <text:p>LUIZA RODRIGUES FACC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12.038,76 </text:p>
          </table:table-cell>
        </table:table-row>
        <table:table-row table:default-cell-style-name="ab37782">
          <table:table-cell>
            <text:p>00501288-1</text:p>
          </table:table-cell>
          <table:table-cell>
            <text:p>LYGIA PADILHA GOMES DA SILV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4.560,27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002-1</text:p>
          </table:table-cell>
          <table:table-cell>
            <text:p>MAGALY FEITEN MONTEIRO BARBOSA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2.500,00 </text:p>
          </table:table-cell>
          <table:table-cell>
            <text:p>R$ 3.000,00 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69086-3</text:p>
          </table:table-cell>
          <table:table-cell>
            <text:p>MAGDA BARBOSA MASCARENHAS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10.000,00 </text:p>
          </table:table-cell>
        </table:table-row>
        <table:table-row table:default-cell-style-name="ab37782">
          <table:table-cell>
            <text:p>00225936-1</text:p>
          </table:table-cell>
          <table:table-cell>
            <text:p>MÁRCIA ALVARES PIRES RODRIGU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4.357,83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44639-3</text:p>
          </table:table-cell>
          <table:table-cell>
            <text:p>MÁRCIA COLONESE LOPES GUIMARÃ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2.558,9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131-3</text:p>
          </table:table-cell>
          <table:table-cell>
            <text:p>MARGARETE LUZIA PETRI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39712-1</text:p>
          </table:table-cell>
          <table:table-cell>
            <text:p>MARGARETH MEDEIROS DA ROCHA MAIA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32302-1</text:p>
          </table:table-cell>
          <table:table-cell>
            <text:p>MARIA ANETTE MACEDO PERLINGEIRO DOS SANTO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39711-1</text:p>
          </table:table-cell>
          <table:table-cell>
            <text:p>MARIA ÂNGELA CAMPELO BARBOS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69134-6</text:p>
          </table:table-cell>
          <table:table-cell>
            <text:p>MARIA CELESTE MOREIRA PINTO BRAV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1.000,00 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810222-1</text:p>
          </table:table-cell>
          <table:table-cell>
            <text:p>MARIA CRISTINA VALLE DE MENEZES CÔRT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3.533,1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21586-1</text:p>
          </table:table-cell>
          <table:table-cell>
            <text:p>MARIA DA CUNHA RANGEL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3.822,35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014-1</text:p>
          </table:table-cell>
          <table:table-cell>
            <text:p>MARIA DA PENHA DE LIMA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532,12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79553-1</text:p>
          </table:table-cell>
          <table:table-cell>
            <text:p>MARIA DE FÁTIMA BICHARA DE AZEREDO COUTINH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5677-1</text:p>
          </table:table-cell>
          <table:table-cell>
            <text:p>MARIA DO PERPETUO SOCORRO CASTRO DE BERGALL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5.293,03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75265-2</text:p>
          </table:table-cell>
          <table:table-cell>
            <text:p>MARIA ELIANE GABRIEL ENNE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828-2</text:p>
          </table:table-cell>
          <table:table-cell>
            <text:p>MARIA ESTHER PAIM DE SOUZA LEA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982,12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828-1</text:p>
          </table:table-cell>
          <table:table-cell>
            <text:p>MARIA FLÁVIA PAIM DE SOUZA LEÃ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983,97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60010-1</text:p>
          </table:table-cell>
          <table:table-cell>
            <text:p>MARIA IGNEZ MOTTA DE CARVALH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39086-1</text:p>
          </table:table-cell>
          <table:table-cell>
            <text:p>MARIA JOSÉ BRAVO CÓLLY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042-4</text:p>
          </table:table-cell>
          <table:table-cell>
            <text:p>MARIA JOSÉ DUMORTOUT DE MENDONÇA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0027-1</text:p>
          </table:table-cell>
          <table:table-cell>
            <text:p>MARIA LUIZA MARQUES DE MEDEIRO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6626-1</text:p>
          </table:table-cell>
          <table:table-cell>
            <text:p>MARIA LUZIA ANDREATTA DA SILVA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3.533,1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0775-1</text:p>
          </table:table-cell>
          <table:table-cell>
            <text:p>MARIA REGINA DE ALENCAR PARREIRAS HORTA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25.000,00 </text:p>
          </table:table-cell>
        </table:table-row>
        <table:table-row table:default-cell-style-name="ab37782">
          <table:table-cell>
            <text:p>00179577-1</text:p>
          </table:table-cell>
          <table:table-cell>
            <text:p>MARIA SOLEDAD PASSOS DE FREITAS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1349-2</text:p>
          </table:table-cell>
          <table:table-cell>
            <text:p>MARIA TERESA CASTILHO GOM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6.092,5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510406-1</text:p>
          </table:table-cell>
          <table:table-cell>
            <text:p>MARIA THERESA CIOTOLA GUSSEM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84378-1</text:p>
          </table:table-cell>
          <table:table-cell>
            <text:p>MARIA THEREZA FERNANDE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4.901,16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512-1</text:p>
          </table:table-cell>
          <table:table-cell>
            <text:p>MARIANA PEREIRA MORAES LEITE</text:p>
          </table:table-cell>
          <table:table-cell>
            <text:p/>
          </table:table-cell>
          <table:table-cell>
            <text:p/>
          </table:table-cell>
          <table:table-cell>
            <text:p>R$ 419,52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860-2</text:p>
          </table:table-cell>
          <table:table-cell>
            <text:p>MARIAZINHA BIZZO HOMEN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4.651,5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26555-2</text:p>
          </table:table-cell>
          <table:table-cell>
            <text:p>MARINA BRASIL FREITA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48608-2</text:p>
          </table:table-cell>
          <table:table-cell>
            <text:p>MARLENE BON SAMPAI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0803-1</text:p>
          </table:table-cell>
          <table:table-cell>
            <text:p>MARLY MARIA SCARAMUZZI LOURENÇO JORGE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931-2</text:p>
          </table:table-cell>
          <table:table-cell>
            <text:p>MARY ALVES COSTA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4.176,56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2782-2</text:p>
          </table:table-cell>
          <table:table-cell>
            <text:p>MERY SHPIELMAN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39077-1</text:p>
          </table:table-cell>
          <table:table-cell>
            <text:p>MIRIAN ROCHA GOMES MOREIRA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3986-2</text:p>
          </table:table-cell>
          <table:table-cell>
            <text:p>NADIA DE ARAUJ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434,4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128-2</text:p>
          </table:table-cell>
          <table:table-cell>
            <text:p>NELLY GARCIA VILLEL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517-1</text:p>
          </table:table-cell>
          <table:table-cell>
            <text:p>OLIDIA PRISCE DE CARVALH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3.853,32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0059-1</text:p>
          </table:table-cell>
          <table:table-cell>
            <text:p>PAOLA MAYRINK VEIGA MACHAD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10.000,00 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2851-3</text:p>
          </table:table-cell>
          <table:table-cell>
            <text:p>PATRICIA CASTELO BRANCO</text:p>
          </table:table-cell>
          <table:table-cell>
            <text:p/>
          </table:table-cell>
          <table:table-cell>
            <text:p/>
          </table:table-cell>
          <table:table-cell>
            <text:p>R$ 759,73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2301-1</text:p>
          </table:table-cell>
          <table:table-cell>
            <text:p>RACHEL LOPES DE GUSMA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3.533,14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38860-1</text:p>
          </table:table-cell>
          <table:table-cell>
            <text:p>REGINA COELI TOSTES CALDAS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6.000,00 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132-1</text:p>
          </table:table-cell>
          <table:table-cell>
            <text:p>RINA LIZ SOUZA SOARES</text:p>
          </table:table-cell>
          <table:table-cell>
            <text:p/>
          </table:table-cell>
          <table:table-cell>
            <text:p/>
          </table:table-cell>
          <table:table-cell>
            <text:p>R$ 759,73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44724-1</text:p>
          </table:table-cell>
          <table:table-cell>
            <text:p>ROSA MARIA CHERMOUTH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0019-6</text:p>
          </table:table-cell>
          <table:table-cell>
            <text:p>RUTH DE ANDRADE OTOCH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5379-1</text:p>
          </table:table-cell>
          <table:table-cell>
            <text:p>SELMA DE LIMA ORNELLAS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3.466,20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931-1</text:p>
          </table:table-cell>
          <table:table-cell>
            <text:p>SHEILA ALVES COSTA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4.105,4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2779-1</text:p>
          </table:table-cell>
          <table:table-cell>
            <text:p>SIDIA PAOLA CORDEIRO GUIMARAES</text:p>
          </table:table-cell>
          <table:table-cell>
            <text:p/>
          </table:table-cell>
          <table:table-cell>
            <text:p/>
          </table:table-cell>
          <table:table-cell>
            <text:p>R$ 660,65 </text:p>
          </table:table-cell>
          <table:table-cell>
            <text:p>R$ 4.405,46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043-1</text:p>
          </table:table-cell>
          <table:table-cell>
            <text:p>SOLANGE CUSTÓDIO NUNES DE ARAÚJ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228000-1</text:p>
          </table:table-cell>
          <table:table-cell>
            <text:p>SUSANA DE MORAIS SPENCER BRUN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5.636,4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1426-2</text:p>
          </table:table-cell>
          <table:table-cell>
            <text:p>SUSANA MOURÃO CAMPEAN</text:p>
          </table:table-cell>
          <table:table-cell>
            <text:p/>
          </table:table-cell>
          <table:table-cell>
            <text:p/>
          </table:table-cell>
          <table:table-cell>
            <text:p>R$ 1.024,01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2056-1</text:p>
          </table:table-cell>
          <table:table-cell>
            <text:p>TANIA MARA PIERRONDI QUADROS MERCÊS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88375-2</text:p>
          </table:table-cell>
          <table:table-cell>
            <text:p>TARSILA PIRES GUEDES</text:p>
          </table:table-cell>
          <table:table-cell>
            <text:p/>
          </table:table-cell>
          <table:table-cell>
            <text:p/>
          </table:table-cell>
          <table:table-cell>
            <text:p>R$ 660,65 </text:p>
          </table:table-cell>
          <table:table-cell>
            <text:p>R$ 5.523,93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39088-1</text:p>
          </table:table-cell>
          <table:table-cell>
            <text:p>TERESINHA DUQUE MARTINS SILVEIRA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3.540,86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866-4</text:p>
          </table:table-cell>
          <table:table-cell>
            <text:p>TEREZA CRISTINA LEAL DE SEREJ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56559-1</text:p>
          </table:table-cell>
          <table:table-cell>
            <text:p>THEREZINHA DO CARMO TERRA DE OLIVEIR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161-1</text:p>
          </table:table-cell>
          <table:table-cell>
            <text:p>THEREZINHA FERREIRA DO VALLE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6.234,84 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4515161-1</text:p>
          </table:table-cell>
          <table:table-cell>
            <text:p>THEREZINHA GONÇALVES SIRIEIRO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4.560,27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682-3</text:p>
          </table:table-cell>
          <table:table-cell>
            <text:p>VANDA DA SILVA NASCIMENT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121549-1</text:p>
          </table:table-cell>
          <table:table-cell>
            <text:p>VÊRA LÚCIA ALVES DE FARIAS</text:p>
          </table:table-cell>
          <table:table-cell>
            <text:p/>
          </table:table-cell>
          <table:table-cell>
            <text:p/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18.844,38 </text:p>
          </table:table-cell>
        </table:table-row>
        <table:table-row table:default-cell-style-name="ab37782">
          <table:table-cell>
            <text:p>00264283-1</text:p>
          </table:table-cell>
          <table:table-cell>
            <text:p>VERA LUCIA DE MELLO CAFFARO</text:p>
          </table:table-cell>
          <table:table-cell>
            <text:p/>
          </table:table-cell>
          <table:table-cell>
            <text:p/>
          </table:table-cell>
          <table:table-cell>
            <text:p>R$ 1.288,2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1002101-1</text:p>
          </table:table-cell>
          <table:table-cell>
            <text:p>VERA LUCIA MOREIRA DE NORONHA LUZ</text:p>
          </table:table-cell>
          <table:table-cell>
            <text:p>PENSIONISTA PREVIDENCIÁRIA</text:p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01757-1</text:p>
          </table:table-cell>
          <table:table-cell>
            <text:p>VERA THEREZINHA DE OLIVEIRA HELAYEL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2002075-2</text:p>
          </table:table-cell>
          <table:table-cell>
            <text:p>WILMA BUERI CALDERANO DE AZEVEDO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  <table:table-row table:default-cell-style-name="ab37782">
          <table:table-cell>
            <text:p>00048711-1</text:p>
          </table:table-cell>
          <table:table-cell>
            <text:p>ZORAIDE LAUDIER DE FARIA LIMA</text:p>
          </table:table-cell>
          <table:table-cell>
            <text:p/>
          </table:table-cell>
          <table:table-cell>
            <text:p/>
          </table:table-cell>
          <table:table-cell>
            <text:p>R$ 1.423,68 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  <table:table-cell>
            <text:p>R$ 0,00</text:p>
          </table:table-cell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Lucida Sans Unicode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creation-date>2020-12-31T01:00:36</meta:creation-date>
    <dc:date>2020-12-31T01:00:37</dc:date>
    <meta:editing-cycles>1</meta:editing-cycles>
    <meta:editing-duration>PT0.912S</meta:editing-duration>
  </office:meta>
</office:document-meta>
</file>